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B0000000B2F42834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 style:shadow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Text_20_body">
      <style:text-properties style:font-name="Arial" fo:font-size="15pt" style:font-size-asian="15pt" style:font-size-complex="15pt"/>
    </style:style>
    <style:style style:name="P5" style:family="paragraph">
      <style:paragraph-properties fo:text-align="center"/>
    </style:style>
    <style:style style:name="T1" style:family="text">
      <style:text-properties fo:font-size="11pt" fo:language="fr" fo:country="CH"/>
    </style:style>
    <style:style style:name="T2" style:family="text">
      <style:text-properties fo:font-size="10pt" fo:language="fr" fo:country="CH" style:font-size-asian="10pt" style:font-size-complex="10pt"/>
    </style:style>
    <style:style style:name="fr1" style:family="graphic" style:parent-style-name="Graphics">
      <style:graphic-properties style:wrap="dynamic" style:number-wrapped-paragraphs="no-limit" style:wrap-contour="fals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%#include AL_entete#%</text:p>
      <text:p text:style-name="P2">%#include AL/commun/dateAdresse/dateAdresse#%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0" draw:style-name="gr1" draw:text-style-name="P5" svg:x1="0.014cm" svg:y1="0.277cm" svg:x2="16.815cm" svg:y2="0.277cm"><text:p/></draw:line></text:p>
      <text:p text:style-name="P4">%=accomp_titre_texte=%</text:p>
      <text:p text:style-name="Standard"><draw:line text:anchor-type="paragraph" draw:z-index="1" draw:style-name="gr1" draw:text-style-name="P5" svg:x1="0.014cm" svg:y1="0.224cm" svg:x2="16.815cm" svg:y2="0.224cm"><text:p/></draw:line></text:p>
      <text:p text:style-name="P1"><text:span text:style-name="T1"><text:s text:c="2"/></text:span><text:span text:style-name="T1"><draw:frame draw:style-name="fr1" draw:name="Image1" text:anchor-type="as-char" svg:width="0.291cm" svg:height="0.291cm" draw:z-index="2"><draw:image xlink:href="Pictures/100000000000000B0000000B2F42834B.png" xlink:type="simple" xlink:show="embed" xlink:actuate="onLoad"/></draw:frame></text:span><text:span text:style-name="T1"> </text:span><text:span text:style-name="T2">%=accomp_info_texte=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Gill Sans MT_CCJU" fo:font-size="11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 style:shadow="none"/>
      <style:text-properties style:font-name="Arial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499cm" fo:margin-bottom="0.68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%#include AL/FVE/commun/footer/footer#%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3-10-01T10:47:37.23</dc:date>
    <meta:editing-cycles>85</meta:editing-cycles>
    <meta:editing-duration>PT4H2M30S</meta:editing-duration>
    <meta:document-statistic meta:table-count="0" meta:image-count="1" meta:object-count="0" meta:page-count="1" meta:paragraph-count="5" meta:word-count="8" meta:character-count="152"/>
    <meta:user-defined meta:name="Info 1"/>
    <meta:user-defined meta:name="Info 2"/>
    <meta:user-defined meta:name="Info 3"/>
    <meta:user-defined meta:name="Info 4"/>
  </office:meta>
</office:document-meta>
</file>